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style:font-name="Arial"/>
    </style:style>
    <style:style style:name="P2" style:family="paragraph" style:parent-style-name="Heading_20_2">
      <style:text-properties style:font-name="Arial"/>
    </style:style>
    <style:style style:name="P3" style:family="paragraph" style:parent-style-name="Heading_20_2">
      <style:text-properties style:font-name="Arial" officeooo:paragraph-rsid="000dcdaf"/>
    </style:style>
    <style:style style:name="P4" style:family="paragraph" style:parent-style-name="Table_20_Contents">
      <style:text-properties style:font-name="Arial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0ee5af" officeooo:paragraph-rsid="000ee5af"/>
    </style:style>
    <style:style style:name="P6" style:family="paragraph" style:parent-style-name="Table_20_Contents">
      <style:text-properties style:font-name="Arial" officeooo:rsid="000f02a5" officeooo:paragraph-rsid="000f02a5"/>
    </style:style>
    <style:style style:name="P7" style:family="paragraph" style:parent-style-name="Text_20_body" style:list-style-name="L1">
      <style:text-properties officeooo:paragraph-rsid="001bd52d"/>
    </style:style>
    <style:style style:name="P8" style:family="paragraph" style:parent-style-name="Text_20_body">
      <style:text-properties style:font-name="Arial" officeooo:rsid="000dcdaf" officeooo:paragraph-rsid="000dcdaf"/>
    </style:style>
    <style:style style:name="P9" style:family="paragraph" style:parent-style-name="Text_20_body" style:list-style-name="L1">
      <style:text-properties style:font-name="Arial" officeooo:rsid="00174557" officeooo:paragraph-rsid="00174557"/>
    </style:style>
    <style:style style:name="P10" style:family="paragraph" style:parent-style-name="Text_20_body" style:list-style-name="L1">
      <style:text-properties style:font-name="Arial" officeooo:rsid="001941aa" officeooo:paragraph-rsid="001941aa"/>
    </style:style>
    <style:style style:name="P11" style:family="paragraph" style:parent-style-name="Text_20_body">
      <style:text-properties style:font-name="Arial" officeooo:rsid="0015394e"/>
    </style:style>
    <style:style style:name="P12" style:family="paragraph" style:parent-style-name="Text_20_body" style:list-style-name="L1">
      <style:text-properties style:font-name="Arial" officeooo:rsid="00195db3" officeooo:paragraph-rsid="00195db3"/>
    </style:style>
    <style:style style:name="P13" style:family="paragraph" style:parent-style-name="Text_20_body" style:list-style-name="L3">
      <style:text-properties style:font-name="Arial" officeooo:rsid="001a0875" officeooo:paragraph-rsid="001a0875"/>
    </style:style>
    <style:style style:name="P14" style:family="paragraph" style:parent-style-name="Text_20_body" style:list-style-name="L3">
      <style:text-properties style:font-name="Arial" officeooo:rsid="001a4b7d" officeooo:paragraph-rsid="001a4b7d"/>
    </style:style>
    <style:style style:name="P15" style:family="paragraph" style:parent-style-name="Text_20_body" style:list-style-name="L1">
      <style:text-properties style:font-name="Arial" officeooo:rsid="001bd52d" officeooo:paragraph-rsid="001bd52d"/>
    </style:style>
    <style:style style:name="P16" style:family="paragraph" style:parent-style-name="Text_20_body" style:list-style-name="L6">
      <style:text-properties style:font-name="Arial" officeooo:rsid="001ed4ee" officeooo:paragraph-rsid="001ed4ee"/>
    </style:style>
    <style:style style:name="P17" style:family="paragraph" style:parent-style-name="Text_20_body" style:list-style-name="L6">
      <style:text-properties style:font-name="Arial" officeooo:rsid="00201f44" officeooo:paragraph-rsid="00201f44"/>
    </style:style>
    <style:style style:name="P18" style:family="paragraph" style:parent-style-name="Text_20_body" style:list-style-name="L8">
      <style:text-properties style:font-name="Arial" officeooo:rsid="002103a5" officeooo:paragraph-rsid="002103a5"/>
    </style:style>
    <style:style style:name="P19" style:family="paragraph" style:parent-style-name="Text_20_body" style:list-style-name="L9">
      <style:text-properties style:font-name="Arial" officeooo:rsid="00229f3e" officeooo:paragraph-rsid="00229f3e"/>
    </style:style>
    <style:style style:name="P20" style:family="paragraph" style:parent-style-name="Text_20_body" style:list-style-name="L9">
      <style:text-properties style:font-name="Arial" officeooo:rsid="00239ddb" officeooo:paragraph-rsid="00239ddb"/>
    </style:style>
    <style:style style:name="P21" style:family="paragraph" style:parent-style-name="Text_20_body" style:list-style-name="L10">
      <style:text-properties style:font-name="Arial" officeooo:rsid="00239ddb" officeooo:paragraph-rsid="00239ddb"/>
    </style:style>
    <style:style style:name="P22" style:family="paragraph" style:parent-style-name="Text_20_body" style:list-style-name="L11">
      <style:text-properties style:font-name="Arial" officeooo:rsid="00239ddb" officeooo:paragraph-rsid="00239ddb"/>
    </style:style>
    <style:style style:name="P23" style:family="paragraph" style:parent-style-name="Text_20_body" style:list-style-name="L11">
      <style:text-properties style:font-name="Arial" officeooo:rsid="00262540" officeooo:paragraph-rsid="00262540"/>
    </style:style>
    <style:style style:name="P24" style:family="paragraph" style:parent-style-name="Text_20_body" style:list-style-name="L2">
      <style:text-properties officeooo:paragraph-rsid="001941aa"/>
    </style:style>
    <style:style style:name="P25" style:family="paragraph" style:parent-style-name="Text_20_body" style:list-style-name="L4">
      <style:text-properties officeooo:paragraph-rsid="001a0875"/>
    </style:style>
    <style:style style:name="P26" style:family="paragraph" style:parent-style-name="Text_20_body" style:list-style-name="L5">
      <style:text-properties officeooo:paragraph-rsid="001d6bcc"/>
    </style:style>
    <style:style style:name="P27" style:family="paragraph" style:parent-style-name="Text_20_body" style:list-style-name="L5">
      <style:text-properties officeooo:rsid="00201f44" officeooo:paragraph-rsid="00201f44"/>
    </style:style>
    <style:style style:name="P28" style:family="paragraph" style:parent-style-name="Text_20_body" style:list-style-name="L5">
      <style:text-properties officeooo:rsid="00239ddb" officeooo:paragraph-rsid="00239ddb"/>
    </style:style>
    <style:style style:name="T1" style:family="text">
      <style:text-properties officeooo:rsid="000f3150"/>
    </style:style>
    <style:style style:name="T2" style:family="text">
      <style:text-properties officeooo:rsid="00127a54"/>
    </style:style>
    <style:style style:name="T3" style:family="text">
      <style:text-properties officeooo:rsid="00132453"/>
    </style:style>
    <style:style style:name="T4" style:family="text">
      <style:text-properties officeooo:rsid="0014e902"/>
    </style:style>
    <style:style style:name="T5" style:family="text">
      <style:text-properties officeooo:rsid="000af7df"/>
    </style:style>
    <style:style style:name="T6" style:family="text">
      <style:text-properties officeooo:rsid="0003d78d"/>
    </style:style>
    <style:style style:name="T7" style:family="text">
      <style:text-properties officeooo:rsid="000dcdaf"/>
    </style:style>
    <style:style style:name="T8" style:family="text">
      <style:text-properties officeooo:rsid="00057b38"/>
    </style:style>
    <style:style style:name="T9" style:family="text">
      <style:text-properties officeooo:rsid="0007ac7e"/>
    </style:style>
    <style:style style:name="T10" style:family="text">
      <style:text-properties style:font-name="Arial"/>
    </style:style>
    <style:style style:name="T11" style:family="text">
      <style:text-properties style:font-name="Arial" officeooo:rsid="001941aa"/>
    </style:style>
    <style:style style:name="T12" style:family="text">
      <style:text-properties style:font-name="Arial" officeooo:rsid="001a0875"/>
    </style:style>
    <style:style style:name="T13" style:family="text">
      <style:text-properties style:font-name="Arial" officeooo:rsid="001d6bcc"/>
    </style:style>
    <style:style style:name="T14" style:family="text">
      <style:text-properties style:font-name="Arial" officeooo:rsid="001bd52d"/>
    </style:style>
    <style:style style:name="T15" style:family="text">
      <style:text-properties style:font-name="Arial" officeooo:rsid="0025c724"/>
    </style:style>
    <style:style style:name="T16" style:family="text">
      <style:text-properties officeooo:rsid="00239ddb"/>
    </style:style>
    <style:style style:name="T17" style:family="text">
      <style:text-properties officeooo:rsid="0023fc0a"/>
    </style:style>
    <style:style style:name="T18" style:family="text">
      <style:text-properties officeooo:rsid="0025c72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ase de Analisis:</text:h>
      <text:h text:style-name="P2" text:outline-level="2">Functional and no functional requirements</text:h>
      <text:h text:style-name="P2" text:outline-level="2">Technologies</text:h>
      <text:h text:style-name="P3" text:outline-level="2"><text:span text:style-name="T5">U</text:span><text:span text:style-name="T6">se </text:span><text:span text:style-name="T5">C</text:span><text:span text:style-name="T6">ase </text:span><text:span text:style-name="T5">A</text:span><text:span text:style-name="T6">ctor </text:span><text:span text:style-name="T7">Census</text:span></text:h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5">Actor</text:p>
          </table:table-cell>
          <table:table-cell table:style-name="Table1.A1" office:value-type="string">
            <text:p text:style-name="P5">Responsibility</text:p>
          </table:table-cell>
          <table:table-cell table:style-name="Table1.A1" office:value-type="string">
            <text:p text:style-name="P5">Requirement</text:p>
          </table:table-cell>
          <table:table-cell table:style-name="Table1.D1" office:value-type="string">
            <text:p text:style-name="P5">Guide</text:p>
          </table:table-cell>
        </table:table-row>
        <table:table-row>
          <table:table-cell table:style-name="Table1.A2" office:value-type="string">
            <text:p text:style-name="P6">User</text:p>
          </table:table-cell>
          <table:table-cell table:style-name="Table1.A2" office:value-type="string">
            <text:p text:style-name="P4">-<text:span text:style-name="T2">A person who wants to use the application </text:span><text:span text:style-name="T3">and want</text:span><text:span text:style-name="T4">s</text:span><text:span text:style-name="T3"> to have a better life.</text:span></text:p>
          </table:table-cell>
          <table:table-cell table:style-name="Table1.A2" office:value-type="string">
            <text:p text:style-name="P4">-<text:span text:style-name="T1">Any user that has email.</text:span></text:p>
          </table:table-cell>
          <table:table-cell table:style-name="Table1.D2" office:value-type="string">
            <text:p text:style-name="P4">-<text:span text:style-name="T1">The users can see their calendar</text:span></text:p>
            <text:p text:style-name="P4">-<text:span text:style-name="T1">The users can modify their schedules, to do list, mood tracker, financial tracker...</text:span></text:p>
          </table:table-cell>
        </table:table-row>
      </table:table>
      <text:p text:style-name="P8"/>
      <text:h text:style-name="P2" text:outline-level="2">Use Case Census</text:h>
      <text:list xml:id="list2871255484" text:style-name="L1">
        <text:list-item>
          <text:p text:style-name="P9">Sign up / Sign In</text:p>
        </text:list-item>
        <text:list-item>
          <text:p text:style-name="P10">Manage Contact list</text:p>
        </text:list-item>
      </text:list>
      <text:list xml:id="list2994065415" text:style-name="L2">
        <text:list-item>
          <text:list>
            <text:list-item>
              <text:p text:style-name="P24"><text:span text:style-name="T11">Add, Modify and Delete Contacts</text:span></text:p>
            </text:list-item>
          </text:list>
        </text:list-item>
      </text:list>
      <text:list xml:id="list155626115839967" text:continue-list="list2871255484" text:style-name="L1">
        <text:list-item>
          <text:p text:style-name="P12">Manage To Do List</text:p>
        </text:list-item>
      </text:list>
      <text:list xml:id="list2102725686" text:style-name="L4">
        <text:list-item>
          <text:list>
            <text:list-item>
              <text:p text:style-name="P25"><text:span text:style-name="T12">Add and Modify To Do List</text:span></text:p>
            </text:list-item>
          </text:list>
        </text:list-item>
      </text:list>
      <text:list xml:id="list3977072664" text:style-name="L3">
        <text:list-item>
          <text:list>
            <text:list-item>
              <text:list>
                <text:list-item>
                  <text:p text:style-name="P13">Set / Change Tag name</text:p>
                  <text:list>
                    <text:list-item>
                      <text:p text:style-name="P13">Manage Tasks</text:p>
                    </text:list-item>
                    <text:list-item>
                      <text:p text:style-name="P13">Check / Uncheck Important tasks</text:p>
                    </text:list-item>
                    <text:list-item>
                      <text:p text:style-name="P13">Set Contact</text:p>
                    </text:list-item>
                  </text:list>
                </text:list-item>
                <text:list-item>
                  <text:p text:style-name="P14">Set / Change Description</text:p>
                </text:list-item>
              </text:list>
            </text:list-item>
            <text:list-item>
              <text:p text:style-name="P13">Delete To Do List</text:p>
            </text:list-item>
          </text:list>
        </text:list-item>
      </text:list>
      <text:list xml:id="list155626960041636" text:continue-list="list155626115839967" text:style-name="L1">
        <text:list-item>
          <text:p text:style-name="P15">Manage Mood Tracker</text:p>
        </text:list-item>
      </text:list>
      <text:list xml:id="list2278174381" text:style-name="L5">
        <text:list-item>
          <text:list>
            <text:list-item>
              <text:p text:style-name="P26"><text:span text:style-name="T13">Select daily mood</text:span></text:p>
            </text:list-item>
            <text:list-item>
              <text:p text:style-name="P27"><text:span text:style-name="T13">S</text:span><text:span text:style-name="T10">how Mood Calendar</text:span></text:p>
            </text:list-item>
            <text:list-item>
              <text:p text:style-name="P28"><text:span text:style-name="T10">Set daily mood</text:span></text:p>
            </text:list-item>
          </text:list>
        </text:list-item>
      </text:list>
      <text:list xml:id="list155625700874465" text:continue-list="list155626960041636" text:style-name="L1">
        <text:list-item>
          <text:p text:style-name="P15">Manage Money Tracker</text:p>
        </text:list-item>
      </text:list>
      <text:list xml:id="list4197753877" text:style-name="L8">
        <text:list-item>
          <text:list>
            <text:list-item>
              <text:p text:style-name="P18">Enable and Disable function</text:p>
            </text:list-item>
          </text:list>
        </text:list-item>
      </text:list>
      <text:list xml:id="list384900726" text:style-name="L6">
        <text:list-item>
          <text:list>
            <text:list-item>
              <text:p text:style-name="P16"><text:soft-page-break/>Set Total and Income</text:p>
            </text:list-item>
            <text:list-item>
              <text:p text:style-name="P16">Set Daily Expenses</text:p>
              <text:list>
                <text:list-item>
                  <text:p text:style-name="P16">Set Expenses name and quantity </text:p>
                </text:list-item>
              </text:list>
            </text:list-item>
            <text:list-item>
              <text:p text:style-name="P17">Show Money Stats and Graphic</text:p>
            </text:list-item>
          </text:list>
        </text:list-item>
      </text:list>
      <text:list xml:id="list155627466798322" text:continue-list="list155625700874465" text:style-name="L1">
        <text:list-item>
          <text:p text:style-name="P15">Manage Challenges</text:p>
        </text:list-item>
      </text:list>
      <text:list xml:id="list1827689168" text:style-name="L9">
        <text:list-item>
          <text:list>
            <text:list-item>
              <text:p text:style-name="P19">Add / Change Challenges</text:p>
              <text:list>
                <text:list-item>
                  <text:p text:style-name="P20">Set name and description.</text:p>
                </text:list-item>
              </text:list>
            </text:list-item>
            <text:list-item>
              <text:p text:style-name="P19">Delete Chall<text:span text:style-name="T16">e</text:span>nges</text:p>
            </text:list-item>
          </text:list>
        </text:list-item>
      </text:list>
      <text:list xml:id="list155625980880896" text:continue-list="list155627466798322" text:style-name="L1">
        <text:list-item>
          <text:p text:style-name="P15">Manage Schedule</text:p>
        </text:list-item>
      </text:list>
      <text:list xml:id="list2034003050" text:style-name="L10">
        <text:list-item>
          <text:list>
            <text:list-item>
              <text:p text:style-name="P21">Add / Change daily entries</text:p>
            </text:list-item>
            <text:list-item>
              <text:p text:style-name="P21">Delete entries</text:p>
            </text:list-item>
          </text:list>
        </text:list-item>
      </text:list>
      <text:list xml:id="list155625757303273" text:continue-list="list155625980880896" text:style-name="L1">
        <text:list-item>
          <text:p text:style-name="P7"><text:span text:style-name="T14">Show </text:span><text:span text:style-name="T15">Diary</text:span></text:p>
        </text:list-item>
      </text:list>
      <text:list xml:id="list1327296660" text:style-name="L11">
        <text:list-item>
          <text:list>
            <text:list-item>
              <text:p text:style-name="P22">Show Schedule</text:p>
            </text:list-item>
            <text:list-item>
              <text:p text:style-name="P22">Show To Do List</text:p>
            </text:list-item>
            <text:list-item>
              <text:p text:style-name="P22">Show <text:span text:style-name="T17">Exposes and Income</text:span></text:p>
            </text:list-item>
            <text:list-item>
              <text:p text:style-name="P23">Show mood</text:p>
            </text:list-item>
          </text:list>
        </text:list-item>
      </text:list>
      <text:h text:style-name="P2" text:outline-level="2"><text:span text:style-name="T8">Analysis </text:span>Class Diagram</text:h>
      <text:h text:style-name="P2" text:outline-level="2">Use Case Diagram</text:h>
      <text:h text:style-name="P2" text:outline-level="2"><text:span text:style-name="T9">U</text:span><text:span text:style-name="T8">se </text:span><text:span text:style-name="T9">C</text:span><text:span text:style-name="T8">ase </text:span><text:span text:style-name="T9">S</text:span><text:span text:style-name="T8">pecification</text:span></text:h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05-05T15:56:25.549000000</dc:date>
    <meta:editing-duration>PT2H28M</meta:editing-duration>
    <meta:editing-cycles>32</meta:editing-cycles>
    <meta:document-statistic meta:table-count="1" meta:image-count="0" meta:object-count="0" meta:page-count="2" meta:paragraph-count="50" meta:word-count="218" meta:character-count="1108" meta:non-whitespace-character-count="972"/>
  </office:meta>
</office:document-meta>
</file>